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9cm" fo:margin-left="-0.123cm" table:align="left" style:writing-mode="lr-tb"/>
    </style:style>
    <style:style style:name="Tabla1.A" style:family="table-column">
      <style:table-column-properties style:column-width="1.984cm"/>
    </style:style>
    <style:style style:name="Tabla1.B" style:family="table-column">
      <style:table-column-properties style:column-width="13.86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8" style:family="paragraph" style:parent-style-name="Text_20_body">
      <style:paragraph-properties fo:margin-left="0cm" fo:margin-right="0cm" fo:text-indent="0.501cm" style:auto-text-indent="false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language="es" fo:country="MX"/>
    </style:style>
    <style:style style:name="P12" style:family="paragraph" style:parent-style-name="Text_20_body">
      <style:paragraph-properties fo:text-align="justify" style:justify-single-word="false"/>
      <style:text-properties fo:language="es" fo:country="ES"/>
    </style:style>
    <style:style style:name="P13" style:family="paragraph" style:parent-style-name="Text_20_body">
      <style:paragraph-properties fo:margin-left="0cm" fo:margin-right="0cm" fo:text-align="justify" style:justify-single-word="false" fo:text-indent="-0.123cm" style:auto-text-indent="false"/>
      <style:text-properties fo:language="es" fo:country="MX"/>
    </style:style>
    <style:style style:name="P14" style:family="paragraph" style:parent-style-name="Sangría_20_2_20_de_20_t._20_independiente">
      <style:paragraph-properties fo:margin-left="0.009cm" fo:margin-right="0cm" fo:text-indent="0.501cm" style:auto-text-indent="false"/>
      <style:text-properties fo:language="es" fo:country="ES"/>
    </style:style>
    <style:style style:name="P15" style:family="paragraph" style:parent-style-name="Sangría_20_2_20_de_20_t._20_independiente">
      <style:paragraph-properties fo:margin-left="0.009cm" fo:margin-right="0cm" fo:text-align="justify" style:justify-single-word="false" fo:text-indent="0.501cm" style:auto-text-indent="false"/>
      <style:text-properties fo:language="es" fo:country="MX"/>
    </style:style>
    <style:style style:name="P16" style:family="paragraph" style:parent-style-name="Sangría_20_2_20_de_20_t._20_independiente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17" style:family="paragraph" style:parent-style-name="Sangría_20_2_20_de_20_t._20_independiente">
      <style:paragraph-properties fo:margin-left="5.741cm" fo:margin-right="0cm" fo:text-indent="-5.689cm" style:auto-text-indent="false">
        <style:tab-stops/>
      </style:paragraph-properties>
    </style:style>
    <style:style style:name="P18" style:family="paragraph" style:parent-style-name="Standard">
      <style:paragraph-properties fo:margin-left="4.286cm" fo:margin-right="0cm" fo:text-align="justify" style:justify-single-word="false" fo:text-indent="-4.26cm" style:auto-text-indent="false">
        <style:tab-stops>
          <style:tab-stop style:position="4.048cm"/>
          <style:tab-stop style:position="4.895cm"/>
        </style:tab-stops>
      </style:paragraph-properties>
    </style:style>
    <style:style style:name="P19" style:family="paragraph" style:parent-style-name="Text_20_body_20_indent">
      <style:paragraph-properties fo:margin-left="4.048cm" fo:margin-right="0cm" fo:text-indent="-4.075cm" style:auto-text-indent="false">
        <style:tab-stops>
          <style:tab-stop style:position="4.022cm"/>
          <style:tab-stop style:position="4.048cm"/>
          <style:tab-stop style:position="4.895cm"/>
        </style:tab-stops>
      </style:paragraph-properties>
    </style:style>
    <style:style style:name="P20" style:family="paragraph" style:parent-style-name="Sangría_20_2_20_de_20_t._20_independiente">
      <style:paragraph-properties fo:margin-left="0.009cm" fo:margin-right="0cm" fo:text-align="justify" style:justify-single-word="false" fo:text-indent="0cm" style:auto-text-indent="false" style:snap-to-layout-grid="false"/>
      <style:text-properties fo:language="es" fo:country="MX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language="es" fo:country="MX"/>
    </style:style>
    <style:style style:name="P22" style:family="paragraph" style:parent-style-name="Heading_20_2">
      <style:paragraph-properties fo:margin-left="1.27cm" fo:margin-right="1.27cm" fo:text-indent="0cm" style:auto-text-indent="false"/>
    </style:style>
    <style:style style:name="P23" style:family="paragraph" style:parent-style-name="Heading_20_4">
      <style:paragraph-properties fo:text-align="start" style:justify-single-word="false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language="es" fo:country="ES"/>
    </style:style>
    <style:style style:name="T4" style:family="text">
      <style:text-properties style:font-name-asian="MS Mincho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ORDENANZA N° 2504-CM-14</text:p>
      <text:p text:style-name="P6"/>
      <text:p text:style-name="P6"/>
      <text:p text:style-name="P17">DESCRIPCIÓN SINTÉTICA: <text:span text:style-name="T3">DECLARAR DE UTILIDAD PÚBLICA Y PAGO OBLIGATORIO LA OBRA RED CLOACAL BARRIO LAS MARGARITAS.</text:span></text:p>
      <text:h text:style-name="P23" text:outline-level="4" text:is-list-header="true"/>
      <text:p text:style-name="P16">ANTECEDENTES</text:p>
      <text:p text:style-name="P16"/>
      <text:p text:style-name="P7">Ordenanza 1795-CM-07.</text:p>
      <text:p text:style-name="P7"/>
      <text:p text:style-name="P7">Ordenanza 2145-CM-11.</text:p>
      <text:p text:style-name="P7"/>
      <text:p text:style-name="P7">Resolución 3657-I-07.</text:p>
      <text:p text:style-name="P7"/>
      <text:p text:style-name="P7">Resolución 3549-I-13.</text:p>
      <text:p text:style-name="P7"/>
      <text:p text:style-name="P7">Resolución 4123-I-13.</text:p>
      <text:p text:style-name="P7"/>
      <text:p text:style-name="P6"/>
      <text:p text:style-name="P6">FUNDAMENTOS</text:p>
      <text:p text:style-name="P6"/>
      <text:p text:style-name="P7">La obra de red cloacal barrio Las Margaritas fue declarada de interés público y pago obligatorio en el año 2007 mediante la Ordenanza 1795-CM-07.</text:p>
      <text:p text:style-name="P7"/>
      <text:p text:style-name="P7">En ese momento el Municipio realizó el Llamado a Licitación Privada 009/07 pero nunca se adjudicó.</text:p>
      <text:p text:style-name="P7"/>
      <text:p text:style-name="P7">La Municipalidad decide retomar la Obra pero hay una variación en los costos de la misma, por lo tanto se realiza la actualización correspondiente quedando un costo total de obra de $2.100.000,00 y un costo por frentista de $12.139.</text:p>
      <text:p text:style-name="P7"/>
      <text:p text:style-name="P7">Para facilitar el pago a los frentistas se establecen las siguientes condiciones:</text:p>
      <text:p text:style-name="P7">Cuotas hasta 36 meses</text:p>
      <text:p text:style-name="P7">interés 12% anual sobre saldos.</text:p>
      <text:p text:style-name="P7"/>
      <text:p text:style-name="P7">1- Dado que la obra constituye una Obra por Contribución de Mejoras, de acuerdo a lo establecido en la Ordenanza 2145-CM-11, por Resolución 3549-I-13 se llamó a Registro de Oposición frentistas beneficiarios de la obra bajo estas condiciones.</text:p>
      <text:p text:style-name="P7"/>
      <text:p text:style-name="P7">2- Realizado el Registro de Oposición no se alcanzó el porcentaje establecido en el art. 7° de la Ordenanza 2145-CM-11 y en consecuencia por Resolución 4123-I-13 se aprobó la ejecución de la obra, por lo tanto se hace necesario la declaración de utilidad pública, sujeta a pago obligatorio.</text:p>
      <text:p text:style-name="P6"/>
      <text:p text:style-name="Text_20_body_20_indent">AUTORA: Intendenta Municipal, Lic. María Eugenia Martini.</text:p>
      <text:p text:style-name="Text_20_body_20_indent"/>
      <text:p text:style-name="Text_20_body_20_indent"/>
      <text:p text:style-name="P19">COLABORADORES: <text:span text:style-name="T4">Secretario de Obras y Servicios Públicos, Ing. Roberto Bartorelli; Secretario de Hacienda, Ariel Gomis, Secretario de Gobierno, Alejo Arias y Dirección de Obras por Contrato.</text:span></text:p>
      <text:p text:style-name="P18"/>
      <text:p text:style-name="P6"/>
      <text:p text:style-name="Text_20_body"><text:soft-page-break/>El proyecto original Nº 514/14, con las modificaciones introducidas, fue aprobado en la sesión del día 20 de marzo de 2014, según consta en el Acta Nº 1015/14. Por ello, en ejercicio de las atribuciones que le otorga el Art. 38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9">ORDENANZA</text:p>
      <text:p text:style-name="P9"/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Art. <text:s/>1°) </text:p>
          </table:table-cell>
          <table:table-cell table:style-name="Tabla1.A1" office:value-type="string">
            <text:p text:style-name="P20">Se declara de utilidad pública sujeta a pago obligatorio, la obra red cloacal barrio Las Margaritas en las calles Suiza entre Campichuelo y Austria, Campichuelo entre Suiza y Avda. De los Pioneros, Primera Junta entre Suiza y Avda. De los Pioneros, Piedras entre Austria y Avda. De los Pioneros, Holanda y Campichuelo, Alemania entre Campichuelo y Suiza, Austria entre Campichuelo y Avda. De los Pioneros y Francia entre Campichuelo y Avda. De los Pioneros y Luisa G. De Runge cuyas nomenclaturas son las siguientes: 19 2 D Mza. 007, Lotes 01 a 03; 19 2 D Mza. 705 lotes 04M/ 04N/ 04P/04R (UF 01 A 13)/ 4S/ 5B y 07; 19 2 D Mza. 714 lotes 01 a 04; 19 2 D Mza. 715 lotes 01/ 02A (UF 01 y 02) y 03 a 12; 19 2 D Mza. 716 lotes 01/ 02/ 03 (UF 01 a 04)/ 04 (UF 01 y 02) y 05 a 08; 19 2 D Mza. 717 lotes 01 a 09; 19 2 D Mza. 718 lotes 01 (UF 01/ 04 y 05) /02/03A (UF 01 y 02)/04/05A (UF 01 y 02)/ 06 y 07; 19 2 D Mza. 721 lotes 01 a 06; 19 2 D Mza. 722 lotes 01 a 04/ 05A/ 07 a 13; 19 2 D Mza. 723 lotes 01A/03/ 04A (UF 01 a 03)/ 05/ 06/07 (UF 01 y 02) y 08; 19 2 D Mza. 724 lotes 06A y 07 a 20; 19 2 D Mza.725 lotes 01 a 28; 19 2 D Mza. 726 lotes 01 a 09; 19 2 D Mza. 730 lotes 01A (UF <text:s/>01 Y 03)/ 02 a 17/ 18A (UF 01 A 03) y 19 a 28; 19 2 D Mza. 731 01 a 06/ 07A/ 08 a 10/ 11A y 14 a 18. <text:s text:c="2"/></text:p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11">Art. <text:s/>2°)</text:p>
          </table:table-cell>
          <table:table-cell table:style-name="Tabla1.A1" office:value-type="string">
            <text:p text:style-name="P13">Se abroga la Ordenanza 1795-CM-07.</text:p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1">Art. <text:s/>3º) </text:p>
          </table:table-cell>
          <table:table-cell table:style-name="Tabla1.A1" office:value-type="string">
            <text:p text:style-name="P13">Comuníquese. Publíquese en el Boletín Oficial. Tómese razón. Cumplido, archívese.</text:p>
          </table:table-cell>
        </table:table-row>
      </table:table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Mincho" svg:font-family="'MS Mincho', 'ＭＳ 明朝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MP4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 style:parent-style-name="Heading_20_2">
      <style:paragraph-properties fo:margin-left="1.27cm" fo:margin-right="1.27cm" fo:text-indent="0cm" style:auto-text-indent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5pt" style:font-size-asian="5pt" style:font-size-complex="5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1.27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3.731cm" fo:margin-left="0cm" fo:margin-right="0cm" fo:margin-top="3.632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5.001cm" fo:margin-left="3cm" fo:margin-right="3cm" style:writing-mode="lr-tb" style:layout-grid-color="#c0c0c0" style:layout-grid-lines="77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ext:p text:style-name="MP3"><text:span text:style-name="MT1"><text:line-break/><text:line-break/><text:line-break/></text:span><draw:frame draw:style-name="Mfr1" draw:name="gráficos1" text:anchor-type="char" svg:x="0cm" svg:y="-0.972cm" svg:width="6.978cm" svg:height="2.528cm" draw:z-index="1"><draw:image xlink:href="Pictures/10000000000000F1000000587432C3F9.jpg" xlink:type="simple" xlink:show="embed" xlink:actuate="onLoad"/><draw:contour-polygon svg:width="8.495cm" svg:height="3.074cm" svg:viewBox="0 0 8495 3074" draw:points="0,0 0,3074 8495,3074 8495,0" draw:recreate-on-edit="false"/></draw:frame><text:span text:style-name="MT1"> <text:s text:c="71"/>"Donar órganos, tejidos y sangre, es Donar Vida”<text:line-break/> <text:s text:c="95"/></text:span><text:span text:style-name="MT2">(Ordenanza 1421-CM-2004)</text:span></text:p>
        <text:p text:style-name="MP4"/>
        <text:p text:style-name="MP5"/>
      </style:header>
      <style:footer>
        <text:h text:style-name="MP6" text:outline-level="2" text:is-list-header="true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13-09-05T12:40:00</meta:creation-date>
    <dc:creator>Claudia </dc:creator>
    <dc:date>2014-03-26T08:49:30</dc:date>
    <meta:print-date>2014-03-26T08:10:12</meta:print-date>
    <meta:editing-cycles>7</meta:editing-cycles>
    <meta:editing-duration>P24DT3H21M56S</meta:editing-duration>
    <meta:generator>LibreOffice/3.5$Linux_x86 LibreOffice_project/350m1$Build-2</meta:generator>
    <meta:printed-by>Claudia </meta:printed-by>
    <meta:document-statistic meta:table-count="1" meta:image-count="1" meta:object-count="0" meta:page-count="2" meta:paragraph-count="30" meta:word-count="640" meta:character-count="3662" meta:non-whitespace-character-count="2871"/>
    <meta:user-defined meta:name="Información 1"/>
    <meta:user-defined meta:name="Información 2"/>
    <meta:user-defined meta:name="Información 3"/>
    <meta:user-defined meta:name="Información 4"/>
  </office:meta>
</office:document-meta>
</file>